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n>3</mn>
        <mn>2</mn>
      </mfrac>
      <mspace width="0.5em"/>
      <msub>
        <mi>k</mi>
        <mtext>B</mtext>
      </msub>
      <mspace width="0.5em"/>
      <mi>T</mi>
      <mrow>
        <mspace width="2em"/>
        <mo stretchy="false">=</mo>
        <mspace width="2em"/>
      </mrow>
      <mfrac>
        <mn>1</mn>
        <mn>2</mn>
      </mfrac>
      <mspace width="0.5em"/>
      <mi>m</mi>
      <mspace width="0.5em"/>
      <mrow>
        <mo fence="true" stretchy="false">⟨</mo>
        <mrow>
          <msup>
            <mi>v</mi>
            <mn>2</mn>
          </msup>
        </mrow>
        <mo fence="true" stretchy="false">⟩</mo>
      </mrow>
    </mrow>
    <annotation encoding="StarMath 5.0">3 over 2 ` k _"B" ` T ~=~ 1 over 2 ` m ` langle v^2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2:59:36.007000000</meta:creation-date>
    <dc:date>2015-03-30T13:00:56.955000000</dc:date>
    <meta:editing-duration>PT1M21S</meta:editing-duration>
    <meta:editing-cycles>1</meta:editing-cycles>
    <meta:generator>LibreOffice/4.3.4.1$Windows_x86 LibreOffice_project/bc356b2f991740509f321d70e4512a6a54c5f243</meta:generator>
  </office:meta>
</office:document-meta>
</file>